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train_2.py densenet_08; python train_2.py densenet_09; python train_2.py densenet_10</text:p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08:39:59.617981: I tensorflow/core/platform/cpu_feature_guard.cc:141] Your CPU supports instructions that this TensorFlow binary was not compiled to use: SSE4.1 SSE4.2 AVX AVX2 FMA</text:p>
      <text:p text:style-name="Standard">2019-07-24 08:39:59.641478: I tensorflow/core/platform/profile_utils/cpu_utils.cc:94] CPU Frequency: 3493390000 Hz</text:p>
      <text:p text:style-name="Standard">2019-07-24 08:39:59.642641: I tensorflow/compiler/xla/service/service.cc:150] XLA service 0x5624acc935c0 executing computations on platform Host. Devices:</text:p>
      <text:p text:style-name="Standard">2019-07-24 08:39:59.642689: I tensorflow/compiler/xla/service/service.cc:158] <text:s text:c="2"/>StreamExecutor device (0): &lt;undefined&gt;, &lt;undefined&gt;</text:p>
      <text:p text:style-name="Standard">2019-07-24 08:39:59.711453: I tensorflow/stream_executor/cuda/cuda_gpu_executor.cc:998] successful NUMA node read from SysFS had negative value (-1), but there must be at least one NUMA node, so returning NUMA node zero</text:p>
      <text:p text:style-name="Standard">2019-07-24 08:39:59.712320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91GiB</text:p>
      <text:p text:style-name="Standard">2019-07-24 08:39:59.712339: I tensorflow/core/common_runtime/gpu/gpu_device.cc:1512] Adding visible gpu devices: 0</text:p>
      <text:p text:style-name="Standard">2019-07-24 08:39:59.713281: I tensorflow/core/common_runtime/gpu/gpu_device.cc:984] Device interconnect StreamExecutor with strength 1 edge matrix:</text:p>
      <text:p text:style-name="Standard">2019-07-24 08:39:59.713319: I tensorflow/core/common_runtime/gpu/gpu_device.cc:990] <text:s text:c="5"/>0 </text:p>
      <text:p text:style-name="Standard">2019-07-24 08:39:59.713328: I tensorflow/core/common_runtime/gpu/gpu_device.cc:1003] 0: <text:s text:c="2"/>N </text:p>
      <text:p text:style-name="Standard">2019-07-24 08:39:59.713443: I tensorflow/core/common_runtime/gpu/gpu_device.cc:1115] Created TensorFlow device (/job:localhost/replica:0/task:0/device:GPU:0 with 6721 MB memory) -&gt; physical GPU (device: 0, name: GeForce GTX 1070, pci bus id: 0000:41:00.0, compute capability: 6.1)</text:p>
      <text:p text:style-name="Standard">2019-07-24 08:39:59.715028: I tensorflow/compiler/xla/service/service.cc:150] XLA service 0x5624ac0f44f0 executing computations on platform CUDA. Devices:</text:p>
      <text:p text:style-name="Standard">2019-07-24 08:39:59.715056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<text:soft-page-break/>2019-07-24 08:41:15.663998: I tensorflow/stream_executor/dso_loader.cc:152] successfully opened CUDA library libcublas.so.10.0 locally</text:p>
      <text:p text:style-name="Standard">707/707 [==============================] - 203s 288ms/step - loss: 0.5025 - acc: 0.8578 - val_loss: 1.0187 - val_acc: 0.8707</text:p>
      <text:p text:style-name="Standard">val_kappa: 0.0743</text:p>
      <text:p text:style-name="Standard">Validation Kappa has improved. Saving model.</text:p>
      <text:p text:style-name="Standard">Epoch 2/30</text:p>
      <text:p text:style-name="Standard">707/707 [==============================] - 179s 253ms/step - loss: 0.3628 - acc: 0.8741 - val_loss: 2.0528 - val_acc: 0.8745</text:p>
      <text:p text:style-name="Standard">val_kappa: 0.0000</text:p>
      <text:p text:style-name="Standard">Epoch 3/30</text:p>
      <text:p text:style-name="Standard">707/707 [==============================] - 178s 252ms/step - loss: 0.3340 - acc: 0.8731 - val_loss: 0.8787 - val_acc: 0.8745</text:p>
      <text:p text:style-name="Standard">val_kappa: 0.0000</text:p>
      <text:p text:style-name="Standard">Epoch 4/30</text:p>
      <text:p text:style-name="Standard">707/707 [==============================] - 178s 252ms/step - loss: 0.3229 - acc: 0.8734 - val_loss: 0.3465 - val_acc: 0.8590</text:p>
      <text:p text:style-name="Standard">val_kappa: 0.0835</text:p>
      <text:p text:style-name="Standard">Validation Kappa has improved. Saving model.</text:p>
      <text:p text:style-name="Standard">Epoch 5/30</text:p>
      <text:p text:style-name="Standard">707/707 [==============================] - 178s 252ms/step - loss: 0.3216 - acc: 0.8742 - val_loss: 0.3523 - val_acc: 0.8677</text:p>
      <text:p text:style-name="Standard">val_kappa: 0.1151</text:p>
      <text:p text:style-name="Standard">Validation Kappa has improved. Saving model.</text:p>
      <text:p text:style-name="Standard">Epoch 6/30</text:p>
      <text:p text:style-name="Standard">707/707 [==============================] - 179s 253ms/step - loss: 0.3179 - acc: 0.8743 - val_loss: 0.7226 - val_acc: 0.8745</text:p>
      <text:p text:style-name="Standard">val_kappa: 0.0000</text:p>
      <text:p text:style-name="Standard">Epoch 7/30</text:p>
      <text:p text:style-name="Standard">707/707 [==============================] - 179s 253ms/step - loss: 0.3182 - acc: 0.8742 - val_loss: 0.4120 - val_acc: 0.8753</text:p>
      <text:p text:style-name="Standard"/>
      <text:p text:style-name="Standard">Epoch 00007: ReduceLROnPlateau reducing learning rate to 0.00010000000474974513.</text:p>
      <text:p text:style-name="Standard">val_kappa: 0.0653</text:p>
      <text:p text:style-name="Standard">Epoch 8/30</text:p>
      <text:p text:style-name="Standard">707/707 [==============================] - 179s 253ms/step - loss: 0.3149 - acc: 0.8740 - val_loss: 0.3161 - val_acc: 0.8762</text:p>
      <text:p text:style-name="Standard">val_kappa: 0.0491</text:p>
      <text:p text:style-name="Standard">Epoch 9/30</text:p>
      <text:p text:style-name="Standard">707/707 [==============================] - 178s 252ms/step - loss: 0.3063 - acc: 0.8744 - val_loss: 0.3327 - val_acc: 0.8765</text:p>
      <text:p text:style-name="Standard">val_kappa: 0.1065</text:p>
      <text:p text:style-name="Standard">Epoch 10/30</text:p>
      <text:p text:style-name="Standard">707/707 [==============================] - 179s 253ms/step - loss: 0.3042 - acc: 0.8749 - val_loss: 0.4362 - val_acc: 0.8776</text:p>
      <text:p text:style-name="Standard">val_kappa: 0.0959</text:p>
      <text:p text:style-name="Standard">Epoch 11/30</text:p>
      <text:p text:style-name="Standard">707/707 [==============================] - 179s 253ms/step - loss: 0.3019 - acc: 0.8759 - val_loss: 0.3066 - val_acc: 0.8767</text:p>
      <text:p text:style-name="Standard">val_kappa: 0.1452</text:p>
      <text:p text:style-name="Standard">Validation Kappa has improved. Saving model.</text:p>
      <text:p text:style-name="Standard">Epoch 12/30</text:p>
      <text:p text:style-name="Standard"><text:soft-page-break/>707/707 [==============================] - 179s 253ms/step - loss: 0.3004 - acc: 0.8768 - val_loss: 0.3134 - val_acc: 0.8742</text:p>
      <text:p text:style-name="Standard">val_kappa: 0.1501</text:p>
      <text:p text:style-name="Standard">Validation Kappa has improved. Saving model.</text:p>
      <text:p text:style-name="Standard">Epoch 13/30</text:p>
      <text:p text:style-name="Standard">707/707 [==============================] - 178s 252ms/step - loss: 0.2973 - acc: 0.8771 - val_loss: 0.3080 - val_acc: 0.8787</text:p>
      <text:p text:style-name="P1">val_kappa: 0.1574</text:p>
      <text:p text:style-name="Standard">Validation Kappa has improved. Saving model.</text:p>
      <text:p text:style-name="Standard">Epoch 14/30</text:p>
      <text:p text:style-name="Standard">707/707 [==============================] - 179s 252ms/step - loss: 0.2993 - acc: 0.8770 - val_loss: 0.3571 - val_acc: 0.8777</text:p>
      <text:p text:style-name="Standard"/>
      <text:p text:style-name="Standard">Epoch 00014: ReduceLROnPlateau reducing learning rate to 1.0000000474974514e-05.</text:p>
      <text:p text:style-name="Standard">val_kappa: 0.1420</text:p>
      <text:p text:style-name="Standard">Epoch 15/30</text:p>
      <text:p text:style-name="Standard">707/707 [==============================] - 179s 253ms/step - loss: 0.2970 - acc: 0.8765 - val_loss: 0.3451 - val_acc: 0.8800</text:p>
      <text:p text:style-name="Standard">val_kappa: 0.1319</text:p>
      <text:p text:style-name="Standard">Epoch 16/30</text:p>
      <text:p text:style-name="Standard">707/707 [==============================] - 179s 253ms/step - loss: 0.2973 - acc: 0.8777 - val_loss: 0.3370 - val_acc: 0.8800</text:p>
      <text:p text:style-name="Standard">val_kappa: 0.1418</text:p>
      <text:p text:style-name="Standard">Epoch 17/30</text:p>
      <text:p text:style-name="Standard">707/707 [==============================] - 179s 253ms/step - loss: 0.2953 - acc: 0.8780 - val_loss: 0.3341 - val_acc: 0.8812</text:p>
      <text:p text:style-name="Standard"/>
      <text:p text:style-name="Standard">Epoch 00017: ReduceLROnPlateau reducing learning rate to 1.0000000656873453e-06.</text:p>
      <text:p text:style-name="Standard">val_kappa: 0.1276</text:p>
      <text:p text:style-name="Standard">Epoch 18/30</text:p>
      <text:p text:style-name="Standard">707/707 [==============================] - 178s 252ms/step - loss: 0.2945 - acc: 0.8779 - val_loss: 0.3311 - val_acc: 0.8810</text:p>
      <text:p text:style-name="Standard">val_kappa: 0.1438</text:p>
      <text:p text:style-name="Standard">Epoch 19/30</text:p>
      <text:p text:style-name="Standard">707/707 [==============================] - 179s 253ms/step - loss: 0.2936 - acc: 0.8788 - val_loss: 0.3375 - val_acc: 0.8807</text:p>
      <text:p text:style-name="Standard">val_kappa: 0.1409</text:p>
      <text:p text:style-name="Standard">Epoch 20/30</text:p>
      <text:p text:style-name="Standard">707/707 [==============================] - 179s 253ms/step - loss: 0.2954 - acc: 0.8780 - val_loss: 0.3394 - val_acc: 0.8808</text:p>
      <text:p text:style-name="Standard"/>
      <text:p text:style-name="Standard">Epoch 00020: ReduceLROnPlateau reducing learning rate to 1.0000001111620805e-07.</text:p>
      <text:p text:style-name="Standard">val_kappa: 0.1516</text:p>
      <text:p text:style-name="Standard">Epoch 21/30</text:p>
      <text:p text:style-name="Standard">707/707 [==============================] - 179s 253ms/step - loss: 0.2937 - acc: 0.8789 - val_loss: 0.3350 - val_acc: 0.8808</text:p>
      <text:p text:style-name="Standard">val_kappa: 0.1453</text:p>
      <text:p text:style-name="Standard">Epoch 22/30</text:p>
      <text:p text:style-name="Standard">707/707 [==============================] - 179s 253ms/step - loss: 0.2949 - acc: 0.8785 - val_loss: 0.3356 - val_acc: 0.8805</text:p>
      <text:p text:style-name="Standard">val_kappa: 0.1477</text:p>
      <text:p text:style-name="Standard">Epoch 23/30</text:p>
      <text:p text:style-name="Standard"><text:soft-page-break/>707/707 [==============================] - 178s 252ms/step - loss: 0.2940 - acc: 0.8788 - val_loss: 0.3348 - val_acc: 0.8807</text:p>
      <text:p text:style-name="Standard"/>
      <text:p text:style-name="Standard">Epoch 00023: ReduceLROnPlateau reducing learning rate to 1.000000082740371e-08.</text:p>
      <text:p text:style-name="Standard">val_kappa: 0.1524</text:p>
      <text:p text:style-name="Standard">Epoch 24/30</text:p>
      <text:p text:style-name="Standard">707/707 [==============================] - 179s 253ms/step - loss: 0.2962 - acc: 0.8780 - val_loss: 0.3329 - val_acc: 0.8807</text:p>
      <text:p text:style-name="Standard">val_kappa: 0.1499</text:p>
      <text:p text:style-name="Standard">Epoch 25/30</text:p>
      <text:p text:style-name="Standard">707/707 [==============================] - 179s 253ms/step - loss: 0.2963 - acc: 0.8770 - val_loss: 0.3330 - val_acc: 0.8807</text:p>
      <text:p text:style-name="Standard">val_kappa: 0.1435</text:p>
      <text:p text:style-name="Standard">Epoch 26/30</text:p>
      <text:p text:style-name="Standard">707/707 [==============================] - 179s 253ms/step - loss: 0.2949 - acc: 0.8785 - val_loss: 0.3368 - val_acc: 0.8807</text:p>
      <text:p text:style-name="Standard"/>
      <text:p text:style-name="Standard">Epoch 00026: ReduceLROnPlateau reducing learning rate to 1.000000082740371e-09.</text:p>
      <text:p text:style-name="Standard">val_kappa: 0.1520</text:p>
      <text:p text:style-name="Standard">Epoch 27/30</text:p>
      <text:p text:style-name="Standard">707/707 [==============================] - 180s 255ms/step - loss: 0.2938 - acc: 0.8789 - val_loss: 0.3345 - val_acc: 0.8808</text:p>
      <text:p text:style-name="Standard">val_kappa: 0.1467</text:p>
      <text:p text:style-name="Standard">Epoch 28/30</text:p>
      <text:p text:style-name="Standard">707/707 [==============================] - 180s 254ms/step - loss: 0.2943 - acc: 0.8784 - val_loss: 0.3355 - val_acc: 0.8807</text:p>
      <text:p text:style-name="Standard">val_kappa: 0.1509</text:p>
      <text:p text:style-name="Standard">Epoch 29/30</text:p>
      <text:p text:style-name="Standard">707/707 [==============================] - 180s 254ms/step - loss: 0.2934 - acc: 0.8790 - val_loss: 0.3397 - val_acc: 0.8811</text:p>
      <text:p text:style-name="Standard"/>
      <text:p text:style-name="Standard">Epoch 00029: ReduceLROnPlateau reducing learning rate to 1.000000082740371e-10.</text:p>
      <text:p text:style-name="Standard">val_kappa: 0.1512</text:p>
      <text:p text:style-name="Standard">Epoch 30/30</text:p>
      <text:p text:style-name="Standard">707/707 [==============================] - 180s 254ms/step - loss: 0.2965 - acc: 0.8778 - val_loss: 0.3321 - val_acc: 0.8807</text:p>
      <text:p text:style-name="Standard">val_kappa: 0.1474</text:p>
      <text:p text:style-name="Standard">Traceback (most recent call last):</text:p>
      <text:p text:style-name="Standard"><text:s text:c="2"/>File "train_2.py", line 107, in &lt;module&gt;</text:p>
      <text:p text:style-name="Standard"><text:s text:c="4"/>savePredictions(y_test, file_list, save_name = 'predictions/{}.csv'.format(model_name))</text:p>
      <text:p text:style-name="Standard"><text:s text:c="2"/>File "/home/mike/Dropbox/Study/Innovation-Week-2019/utils.py", line 8, in savePredictions</text:p>
      <text:p text:style-name="Standard"><text:s text:c="4"/>filenames = [os.path.basename(x) for x in filenames]</text:p>
      <text:p text:style-name="Standard"><text:s text:c="2"/>File "/home/mike/Dropbox/Study/Innovation-Week-2019/utils.py", line 8, in &lt;listcomp&gt;</text:p>
      <text:p text:style-name="Standard"><text:s text:c="4"/>filenames = [os.path.basename(x) for x in filenames]</text:p>
      <text:p text:style-name="Standard"><text:s text:c="2"/>File "/home/mike/anaconda3/envs/tfgpu/lib/python3.7/posixpath.py", line 146, in basename</text:p>
      <text:p text:style-name="Standard"><text:s text:c="4"/>p = os.fspath(p)</text:p>
      <text:p text:style-name="Standard">TypeError: expected str, bytes or os.PathLike object, not int</text:p>
      <text:p text:style-name="Standard"/>
      <text:p text:style-name="Standard"/>
      <text:p text:style-name="Standard">Using TensorFlow backend.</text:p>
      <text:p text:style-name="Standard">WARNING:tensorflow:From /home/mike/anaconda3/envs/tfgpu/lib/python3.7/site-packages/tensorflow/python/framework/<text:soft-page-break/>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2019-07-24 10:20:40.027015: I tensorflow/core/platform/cpu_feature_guard.cc:141] Your CPU supports instructions that this TensorFlow binary was not compiled to use: SSE4.1 SSE4.2 AVX AVX2 FMA</text:p>
      <text:p text:style-name="Standard">2019-07-24 10:20:40.053532: I tensorflow/core/platform/profile_utils/cpu_utils.cc:94] CPU Frequency: 3493390000 Hz</text:p>
      <text:p text:style-name="Standard">2019-07-24 10:20:40.054949: I tensorflow/compiler/xla/service/service.cc:150] XLA service 0x55a61cee2340 executing computations on platform Host. Devices:</text:p>
      <text:p text:style-name="Standard">2019-07-24 10:20:40.055000: I tensorflow/compiler/xla/service/service.cc:158] <text:s text:c="2"/>StreamExecutor device (0): &lt;undefined&gt;, &lt;undefined&gt;</text:p>
      <text:p text:style-name="Standard">2019-07-24 10:20:40.136707: I tensorflow/stream_executor/cuda/cuda_gpu_executor.cc:998] successful NUMA node read from SysFS had negative value (-1), but there must be at least one NUMA node, so returning NUMA node zero</text:p>
      <text:p text:style-name="Standard">2019-07-24 10:20:40.137494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6.98GiB</text:p>
      <text:p text:style-name="Standard">2019-07-24 10:20:40.137515: I tensorflow/core/common_runtime/gpu/gpu_device.cc:1512] Adding visible gpu devices: 0</text:p>
      <text:p text:style-name="Standard">2019-07-24 10:20:40.138446: I tensorflow/core/common_runtime/gpu/gpu_device.cc:984] Device interconnect StreamExecutor with strength 1 edge matrix:</text:p>
      <text:p text:style-name="Standard">2019-07-24 10:20:40.138458: I tensorflow/core/common_runtime/gpu/gpu_device.cc:990] <text:s text:c="5"/>0 </text:p>
      <text:p text:style-name="Standard">2019-07-24 10:20:40.138469: I tensorflow/core/common_runtime/gpu/gpu_device.cc:1003] 0: <text:s text:c="2"/>N </text:p>
      <text:p text:style-name="Standard">2019-07-24 10:20:40.138560: I tensorflow/core/common_runtime/gpu/gpu_device.cc:1115] Created TensorFlow device (/job:localhost/replica:0/task:0/device:GPU:0 with 6793 MB memory) -&gt; physical GPU (device: 0, name: GeForce GTX 1070, pci bus id: 0000:41:00.0, compute capability: 6.1)</text:p>
      <text:p text:style-name="Standard">2019-07-24 10:20:40.140246: I tensorflow/compiler/xla/service/service.cc:150] XLA service 0x55a61c9705b0 executing computations on platform CUDA. Devices:</text:p>
      <text:p text:style-name="Standard">2019-07-24 10:20:40.140263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10:21:32.078204: I tensorflow/stream_executor/dso_loader.cc:152] successfully opened CUDA library libcublas.so.10.0 locally</text:p>
      <text:p text:style-name="Standard">707/707 [==============================] - 202s 285ms/step - loss: 0.3774 - acc: 0.8390 - val_loss: 0.8056 - val_acc: 0.8711</text:p>
      <text:p text:style-name="Standard">val_kappa: -0.0048</text:p>
      <text:p text:style-name="Standard"><text:soft-page-break/>Validation Kappa has improved. Saving model.</text:p>
      <text:p text:style-name="Standard">Epoch 2/30</text:p>
      <text:p text:style-name="Standard">707/707 [==============================] - 180s 255ms/step - loss: 0.3186 - acc: 0.8645 - val_loss: 0.8423 - val_acc: 0.8757</text:p>
      <text:p text:style-name="Standard">val_kappa: 0.0196</text:p>
      <text:p text:style-name="Standard">Validation Kappa has improved. Saving model.</text:p>
      <text:p text:style-name="Standard">Epoch 3/30</text:p>
      <text:p text:style-name="Standard">707/707 [==============================] - 179s 254ms/step - loss: 0.3070 - acc: 0.8688 - val_loss: 0.6466 - val_acc: 0.8153</text:p>
      <text:p text:style-name="Standard">val_kappa: 0.2139</text:p>
      <text:p text:style-name="Standard">Validation Kappa has improved. Saving model.</text:p>
      <text:p text:style-name="Standard">Epoch 4/30</text:p>
      <text:p text:style-name="Standard">707/707 [==============================] - 178s 252ms/step - loss: 0.3021 - acc: 0.8725 - val_loss: 0.8036 - val_acc: 0.8795</text:p>
      <text:p text:style-name="Standard">val_kappa: 0.1081</text:p>
      <text:p text:style-name="Standard">Epoch 5/30</text:p>
      <text:p text:style-name="Standard">707/707 [==============================] - 177s 250ms/step - loss: 0.2979 - acc: 0.8750 - val_loss: 0.3818 - val_acc: 0.8779</text:p>
      <text:p text:style-name="P1">val_kappa: 0.3369</text:p>
      <text:p text:style-name="Standard">Validation Kappa has improved. Saving model.</text:p>
      <text:p text:style-name="Standard">Epoch 6/30</text:p>
      <text:p text:style-name="Standard">707/707 [==============================] - 177s 250ms/step - loss: 0.2966 - acc: 0.8768 - val_loss: 0.4670 - val_acc: 0.8813</text:p>
      <text:p text:style-name="Standard">val_kappa: 0.1169</text:p>
      <text:p text:style-name="Standard">Epoch 7/30</text:p>
      <text:p text:style-name="Standard">707/707 [==============================] - 177s 250ms/step - loss: 0.2911 - acc: 0.8792 - val_loss: 0.8834 - val_acc: 0.8781</text:p>
      <text:p text:style-name="Standard">val_kappa: 0.0553</text:p>
      <text:p text:style-name="Standard">Epoch 8/30</text:p>
      <text:p text:style-name="Standard">707/707 [==============================] - 178s 251ms/step - loss: 0.2891 - acc: 0.8789 - val_loss: 0.7119 - val_acc: 0.8767</text:p>
      <text:p text:style-name="Standard"/>
      <text:p text:style-name="Standard">Epoch 00008: ReduceLROnPlateau reducing learning rate to 4.999999873689376e-06.</text:p>
      <text:p text:style-name="Standard">val_kappa: 0.0343</text:p>
      <text:p text:style-name="Standard">Epoch 9/30</text:p>
      <text:p text:style-name="Standard">707/707 [==============================] - 177s 250ms/step - loss: 0.2824 - acc: 0.8822 - val_loss: 0.4084 - val_acc: 0.8817</text:p>
      <text:p text:style-name="Standard">val_kappa: 0.1430</text:p>
      <text:p text:style-name="Standard">Epoch 10/30</text:p>
      <text:p text:style-name="Standard">707/707 [==============================] - 177s 250ms/step - loss: 0.2829 - acc: 0.8836 - val_loss: 0.3666 - val_acc: 0.8856</text:p>
      <text:p text:style-name="Standard">val_kappa: 0.1905</text:p>
      <text:p text:style-name="Standard">Epoch 11/30</text:p>
      <text:p text:style-name="Standard">707/707 [==============================] - 177s 250ms/step - loss: 0.2804 - acc: 0.8847 - val_loss: 0.3839 - val_acc: 0.8846</text:p>
      <text:p text:style-name="Standard">val_kappa: 0.1719</text:p>
      <text:p text:style-name="Standard">Epoch 12/30</text:p>
      <text:p text:style-name="Standard">707/707 [==============================] - 176s 249ms/step - loss: 0.2823 - acc: 0.8821 - val_loss: 0.3419 - val_acc: 0.8865</text:p>
      <text:p text:style-name="Standard">val_kappa: 0.2404</text:p>
      <text:p text:style-name="Standard">Epoch 13/30</text:p>
      <text:p text:style-name="Standard"><text:soft-page-break/>707/707 [==============================] - 177s 250ms/step - loss: 0.2822 - acc: 0.8829 - val_loss: 0.4733 - val_acc: 0.8804</text:p>
      <text:p text:style-name="Standard">val_kappa: 0.1014</text:p>
      <text:p text:style-name="Standard">Epoch 14/30</text:p>
      <text:p text:style-name="Standard">707/707 [==============================] - 180s 254ms/step - loss: 0.2808 - acc: 0.8837 - val_loss: 0.5122 - val_acc: 0.8791</text:p>
      <text:p text:style-name="Standard">val_kappa: 0.0711</text:p>
      <text:p text:style-name="Standard">Epoch 15/30</text:p>
      <text:p text:style-name="Standard">707/707 [==============================] - 186s 263ms/step - loss: 0.2780 - acc: 0.8853 - val_loss: 0.3968 - val_acc: 0.8858</text:p>
      <text:p text:style-name="Standard"/>
      <text:p text:style-name="Standard">Epoch 00015: ReduceLROnPlateau reducing learning rate to 4.999999873689376e-07.</text:p>
      <text:p text:style-name="Standard">val_kappa: 0.2093</text:p>
      <text:p text:style-name="Standard">Epoch 16/30</text:p>
      <text:p text:style-name="Standard">707/707 [==============================] - 179s 253ms/step - loss: 0.2769 - acc: 0.8862 - val_loss: 0.3834 - val_acc: 0.8868</text:p>
      <text:p text:style-name="Standard">val_kappa: 0.2176</text:p>
      <text:p text:style-name="Standard">Epoch 17/30</text:p>
      <text:p text:style-name="Standard">707/707 [==============================] - 177s 250ms/step - loss: 0.2774 - acc: 0.8846 - val_loss: 0.3979 - val_acc: 0.8858</text:p>
      <text:p text:style-name="Standard">val_kappa: 0.1875</text:p>
      <text:p text:style-name="Standard">Epoch 18/30</text:p>
      <text:p text:style-name="Standard">707/707 [==============================] - 177s 250ms/step - loss: 0.2789 - acc: 0.8838 - val_loss: 0.3959 - val_acc: 0.8865</text:p>
      <text:p text:style-name="Standard"/>
      <text:p text:style-name="Standard">Epoch 00018: ReduceLROnPlateau reducing learning rate to 4.999999987376214e-08.</text:p>
      <text:p text:style-name="Standard">val_kappa: 0.1966</text:p>
      <text:p text:style-name="Standard">Epoch 19/30</text:p>
      <text:p text:style-name="Standard">707/707 [==============================] - 177s 250ms/step - loss: 0.2795 - acc: 0.8850 - val_loss: 0.4030 - val_acc: 0.8861</text:p>
      <text:p text:style-name="Standard">val_kappa: 0.1909</text:p>
      <text:p text:style-name="Standard">Epoch 20/30</text:p>
      <text:p text:style-name="Standard">707/707 [==============================] - 177s 250ms/step - loss: 0.2782 - acc: 0.8845 - val_loss: 0.4096 - val_acc: 0.8854</text:p>
      <text:p text:style-name="Standard">val_kappa: 0.1810</text:p>
      <text:p text:style-name="Standard">Epoch 21/30</text:p>
      <text:p text:style-name="Standard">707/707 [==============================] - 176s 249ms/step - loss: 0.2782 - acc: 0.8852 - val_loss: 0.3783 - val_acc: 0.8876</text:p>
      <text:p text:style-name="Standard"/>
      <text:p text:style-name="Standard">Epoch 00021: ReduceLROnPlateau reducing learning rate to 5.000000058430488e-09.</text:p>
      <text:p text:style-name="Standard">val_kappa: 0.2114</text:p>
      <text:p text:style-name="Standard">Epoch 22/30</text:p>
      <text:p text:style-name="Standard">707/707 [==============================] - 177s 250ms/step - loss: 0.2775 - acc: 0.8859 - val_loss: 0.4210 - val_acc: 0.8849</text:p>
      <text:p text:style-name="Standard">val_kappa: 0.1774</text:p>
      <text:p text:style-name="Standard">Epoch 23/30</text:p>
      <text:p text:style-name="Standard">707/707 [==============================] - 176s 250ms/step - loss: 0.2793 - acc: 0.8853 - val_loss: 0.4090 - val_acc: 0.8854</text:p>
      <text:p text:style-name="Standard">val_kappa: 0.1810</text:p>
      <text:p text:style-name="Standard">Epoch 24/30</text:p>
      <text:p text:style-name="Standard">707/707 [==============================] - 177s 251ms/step - loss: 0.2782 - acc: 0.8845 - val_loss: 0.3909 - val_acc: 0.8867</text:p>
      <text:p text:style-name="Standard"><text:soft-page-break/></text:p>
      <text:p text:style-name="Standard">Epoch 00024: ReduceLROnPlateau reducing learning rate to 4.999999969612646e-10.</text:p>
      <text:p text:style-name="Standard">val_kappa: 0.2033</text:p>
      <text:p text:style-name="Standard">Epoch 25/30</text:p>
      <text:p text:style-name="Standard">707/707 [==============================] - 177s 250ms/step - loss: 0.2786 - acc: 0.8846 - val_loss: 0.3983 - val_acc: 0.8863</text:p>
      <text:p text:style-name="Standard">val_kappa: 0.1912</text:p>
      <text:p text:style-name="Standard">Epoch 26/30</text:p>
      <text:p text:style-name="Standard">707/707 [==============================] - 177s 250ms/step - loss: 0.2775 - acc: 0.8852 - val_loss: 0.3829 - val_acc: 0.8870</text:p>
      <text:p text:style-name="Standard">val_kappa: 0.2017</text:p>
      <text:p text:style-name="Standard">Epoch 27/30</text:p>
      <text:p text:style-name="Standard">707/707 [==============================] - 177s 250ms/step - loss: 0.2809 - acc: 0.8835 - val_loss: 0.3924 - val_acc: 0.8866</text:p>
      <text:p text:style-name="Standard"/>
      <text:p text:style-name="Standard">Epoch 00027: ReduceLROnPlateau reducing learning rate to 4.999999858590343e-11.</text:p>
      <text:p text:style-name="Standard">val_kappa: 0.2016</text:p>
      <text:p text:style-name="Standard">Epoch 28/30</text:p>
      <text:p text:style-name="Standard">707/707 [==============================] - 176s 250ms/step - loss: 0.2779 - acc: 0.8852 - val_loss: 0.3894 - val_acc: 0.8865</text:p>
      <text:p text:style-name="Standard">val_kappa: 0.1998</text:p>
      <text:p text:style-name="Standard">Epoch 29/30</text:p>
      <text:p text:style-name="Standard">707/707 [==============================] - 177s 250ms/step - loss: 0.2795 - acc: 0.8845 - val_loss: 0.4098 - val_acc: 0.8849</text:p>
      <text:p text:style-name="Standard">val_kappa: 0.1713</text:p>
      <text:p text:style-name="Standard">Epoch 30/30</text:p>
      <text:p text:style-name="Standard">707/707 [==============================] - 177s 250ms/step - loss: 0.2801 - acc: 0.8833 - val_loss: 0.4120 - val_acc: 0.8853</text:p>
      <text:p text:style-name="Standard"/>
      <text:p text:style-name="Standard">Epoch 00030: ReduceLROnPlateau reducing learning rate to 4.999999719812465e-12.</text:p>
      <text:p text:style-name="Standard">val_kappa: 0.1806</text:p>
      <text:p text:style-name="Standard">Traceback (most recent call last):</text:p>
      <text:p text:style-name="Standard"><text:s text:c="2"/>File "train_2.py", line 107, in &lt;module&gt;</text:p>
      <text:p text:style-name="Standard"><text:s text:c="4"/>savePredictions(y_test, file_list, save_name = 'predictions/{}.csv'.format(model_name))</text:p>
      <text:p text:style-name="Standard"><text:s text:c="2"/>File "/home/mike/Dropbox/Study/Innovation-Week-2019/utils.py", line 8, in savePredictions</text:p>
      <text:p text:style-name="Standard"><text:s text:c="4"/>filenames = [os.path.basename(x) for x in filenames]</text:p>
      <text:p text:style-name="Standard"><text:s text:c="2"/>File "/home/mike/Dropbox/Study/Innovation-Week-2019/utils.py", line 8, in &lt;listcomp&gt;</text:p>
      <text:p text:style-name="Standard"><text:s text:c="4"/>filenames = [os.path.basename(x) for x in filenames]</text:p>
      <text:p text:style-name="Standard"><text:s text:c="2"/>File "/home/mike/anaconda3/envs/tfgpu/lib/python3.7/posixpath.py", line 146, in basename</text:p>
      <text:p text:style-name="Standard"><text:s text:c="4"/>p = os.fspath(p)</text:p>
      <text:p text:style-name="Standard">TypeError: expected str, bytes or os.PathLike object, not int</text:p>
      <text:p text:style-name="Standard"/>
      <text:p text:style-name="Standard"/>
      <text:p text:style-name="Standard">Using TensorFlow backend.</text:p>
      <text:p text:style-name="Standard">WARNING:tensorflow:From /home/mike/anaconda3/envs/tfgpu/lib/python3.7/site-packages/tensorflow/python/framework/op_def_library.py:263: colocate_with (from tensorflow.python.framework.ops) is deprecated and will be removed in a future version.</text:p>
      <text:p text:style-name="Standard">Instructions for updating:</text:p>
      <text:p text:style-name="Standard">Colocations handled automatically by placer.</text:p>
      <text:p text:style-name="Standard"><text:soft-page-break/>2019-07-24 11:58:07.009891: I tensorflow/core/platform/cpu_feature_guard.cc:141] Your CPU supports instructions that this TensorFlow binary was not compiled to use: SSE4.1 SSE4.2 AVX AVX2 FMA</text:p>
      <text:p text:style-name="Standard">2019-07-24 11:58:07.037509: I tensorflow/core/platform/profile_utils/cpu_utils.cc:94] CPU Frequency: 3493390000 Hz</text:p>
      <text:p text:style-name="Standard">2019-07-24 11:58:07.038810: I tensorflow/compiler/xla/service/service.cc:150] XLA service 0x55e013db1ee0 executing computations on platform Host. Devices:</text:p>
      <text:p text:style-name="Standard">2019-07-24 11:58:07.038858: I tensorflow/compiler/xla/service/service.cc:158] <text:s text:c="2"/>StreamExecutor device (0): &lt;undefined&gt;, &lt;undefined&gt;</text:p>
      <text:p text:style-name="Standard">2019-07-24 11:58:07.114409: I tensorflow/stream_executor/cuda/cuda_gpu_executor.cc:998] successful NUMA node read from SysFS had negative value (-1), but there must be at least one NUMA node, so returning NUMA node zero</text:p>
      <text:p text:style-name="Standard">2019-07-24 11:58:07.115110: I tensorflow/core/common_runtime/gpu/gpu_device.cc:1433] Found device 0 with properties: </text:p>
      <text:p text:style-name="Standard">name: GeForce GTX 1070 major: 6 minor: 1 memoryClockRate(GHz): 1.7465</text:p>
      <text:p text:style-name="Standard">pciBusID: 0000:41:00.0</text:p>
      <text:p text:style-name="Standard">totalMemory: 7.93GiB freeMemory: 7.07GiB</text:p>
      <text:p text:style-name="Standard">2019-07-24 11:58:07.115129: I tensorflow/core/common_runtime/gpu/gpu_device.cc:1512] Adding visible gpu devices: 0</text:p>
      <text:p text:style-name="Standard">2019-07-24 11:58:07.115976: I tensorflow/core/common_runtime/gpu/gpu_device.cc:984] Device interconnect StreamExecutor with strength 1 edge matrix:</text:p>
      <text:p text:style-name="Standard">2019-07-24 11:58:07.115987: I tensorflow/core/common_runtime/gpu/gpu_device.cc:990] <text:s text:c="5"/>0 </text:p>
      <text:p text:style-name="Standard">2019-07-24 11:58:07.115991: I tensorflow/core/common_runtime/gpu/gpu_device.cc:1003] 0: <text:s text:c="2"/>N </text:p>
      <text:p text:style-name="Standard">2019-07-24 11:58:07.116071: I tensorflow/core/common_runtime/gpu/gpu_device.cc:1115] Created TensorFlow device (/job:localhost/replica:0/task:0/device:GPU:0 with 6880 MB memory) -&gt; physical GPU (device: 0, name: GeForce GTX 1070, pci bus id: 0000:41:00.0, compute capability: 6.1)</text:p>
      <text:p text:style-name="Standard">2019-07-24 11:58:07.117761: I tensorflow/compiler/xla/service/service.cc:150] XLA service 0x55e01388d4f0 executing computations on platform CUDA. Devices:</text:p>
      <text:p text:style-name="Standard">2019-07-24 11:58:07.117777: I tensorflow/compiler/xla/service/service.cc:158] <text:s text:c="2"/>StreamExecutor device (0): GeForce GTX 1070, Compute Capability 6.1</text:p>
      <text:p text:style-name="Standard">WARNING:tensorflow:From /home/mike/anaconda3/envs/tfgpu/lib/python3.7/site-packages/keras/backend/tensorflow_backend.py:3445: calling dropout (from tensorflow.python.ops.nn_ops) with keep_prob is deprecated and will be removed in a future version.</text:p>
      <text:p text:style-name="Standard">Instructions for updating:</text:p>
      <text:p text:style-name="Standard">Please use `rate` instead of `keep_prob`. Rate should be set to `rate = 1 - keep_prob`.</text:p>
      <text:p text:style-name="Standard">WARNING:tensorflow:From /home/mike/anaconda3/envs/tfgpu/lib/python3.7/site-packages/tensorflow/python/ops/math_ops.py:3066: to_int32 (from tensorflow.python.ops.math_ops) is deprecated and will be removed in a future version.</text:p>
      <text:p text:style-name="Standard">Instructions for updating:</text:p>
      <text:p text:style-name="Standard">Use tf.cast instead.</text:p>
      <text:p text:style-name="Standard">Epoch 1/30</text:p>
      <text:p text:style-name="Standard">2019-07-24 11:58:56.902208: I tensorflow/stream_executor/dso_loader.cc:152] successfully opened CUDA library libcublas.so.10.0 locally</text:p>
      <text:p text:style-name="Standard">707/707 [==============================] - 199s 281ms/step - loss: 0.2060 - acc: 0.8631 - val_loss: 0.2252 - val_acc: 0.9109</text:p>
      <text:p text:style-name="Standard">val_kappa: 0.5227</text:p>
      <text:p text:style-name="Standard">Validation Kappa has improved. Saving model.</text:p>
      <text:p text:style-name="Standard">Epoch 2/30</text:p>
      <text:p text:style-name="Standard">707/707 [==============================] - 178s 251ms/step - loss: 0.1520 - acc: 0.9014 - val_loss: 0.2316 - val_acc: 0.9164</text:p>
      <text:p text:style-name="Standard"><text:soft-page-break/>val_kappa: 0.5605</text:p>
      <text:p text:style-name="Standard">Validation Kappa has improved. Saving model.</text:p>
      <text:p text:style-name="Standard">Epoch 3/30</text:p>
      <text:p text:style-name="Standard">707/707 [==============================] - 177s 250ms/step - loss: 0.1371 - acc: 0.9123 - val_loss: 0.1914 - val_acc: 0.9209</text:p>
      <text:p text:style-name="Standard">val_kappa: 0.6733</text:p>
      <text:p text:style-name="Standard">Validation Kappa has improved. Saving model.</text:p>
      <text:p text:style-name="Standard">Epoch 4/30</text:p>
      <text:p text:style-name="Standard">707/707 [==============================] - 178s 251ms/step - loss: 0.1284 - acc: 0.9180 - val_loss: 0.1888 - val_acc: 0.9286</text:p>
      <text:p text:style-name="Standard">val_kappa: 0.6802</text:p>
      <text:p text:style-name="Standard">Validation Kappa has improved. Saving model.</text:p>
      <text:p text:style-name="Standard">Epoch 5/30</text:p>
      <text:p text:style-name="Standard">707/707 [==============================] - 178s 251ms/step - loss: 0.1221 - acc: 0.9226 - val_loss: 0.1783 - val_acc: 0.9294</text:p>
      <text:p text:style-name="Standard">val_kappa: 0.7289</text:p>
      <text:p text:style-name="Standard">Validation Kappa has improved. Saving model.</text:p>
      <text:p text:style-name="Standard">Epoch 6/30</text:p>
      <text:p text:style-name="Standard">707/707 [==============================] - 177s 250ms/step - loss: 0.1186 - acc: 0.9246 - val_loss: 0.1825 - val_acc: 0.9262</text:p>
      <text:p text:style-name="Standard">val_kappa: 0.7250</text:p>
      <text:p text:style-name="Standard">Epoch 7/30</text:p>
      <text:p text:style-name="Standard">707/707 [==============================] - 177s 250ms/step - loss: 0.1127 - acc: 0.9289 - val_loss: 0.1788 - val_acc: 0.9312</text:p>
      <text:p text:style-name="Standard">val_kappa: 0.6997</text:p>
      <text:p text:style-name="Standard">Epoch 8/30</text:p>
      <text:p text:style-name="Standard">707/707 [==============================] - 177s 250ms/step - loss: 0.1104 - acc: 0.9307 - val_loss: 0.1788 - val_acc: 0.9295</text:p>
      <text:p text:style-name="Standard"/>
      <text:p text:style-name="Standard">Epoch 00008: ReduceLROnPlateau reducing learning rate to 4.999999873689376e-06.</text:p>
      <text:p text:style-name="Standard">val_kappa: 0.7033</text:p>
      <text:p text:style-name="Standard">Epoch 9/30</text:p>
      <text:p text:style-name="Standard">707/707 [==============================] - 177s 250ms/step - loss: 0.0965 - acc: 0.9412 - val_loss: 0.1667 - val_acc: 0.9348</text:p>
      <text:p text:style-name="Standard">val_kappa: 0.7380</text:p>
      <text:p text:style-name="Standard">Validation Kappa has improved. Saving model.</text:p>
      <text:p text:style-name="Standard">Epoch 10/30</text:p>
      <text:p text:style-name="Standard">707/707 [==============================] - 177s 250ms/step - loss: 0.0918 - acc: 0.9433 - val_loss: 0.1663 - val_acc: 0.9350</text:p>
      <text:p text:style-name="Standard">val_kappa: 0.7453</text:p>
      <text:p text:style-name="Standard">Validation Kappa has improved. Saving model.</text:p>
      <text:p text:style-name="Standard">Epoch 11/30</text:p>
      <text:p text:style-name="Standard">707/707 [==============================] - 177s 250ms/step - loss: 0.0922 - acc: 0.9434 - val_loss: 0.1646 - val_acc: 0.9359</text:p>
      <text:p text:style-name="P1">val_kappa: 0.7515</text:p>
      <text:p text:style-name="Standard">Validation Kappa has improved. Saving model.</text:p>
      <text:p text:style-name="Standard">Epoch 12/30</text:p>
      <text:p text:style-name="Standard">707/707 [==============================] - 177s 250ms/step - loss: 0.0890 - acc: 0.9453 - val_loss: 0.1669 - val_acc: 0.9349</text:p>
      <text:p text:style-name="Standard">val_kappa: 0.7472</text:p>
      <text:p text:style-name="Standard">Epoch 13/30</text:p>
      <text:p text:style-name="Standard"><text:soft-page-break/>707/707 [==============================] - 177s 250ms/step - loss: 0.0870 - acc: 0.9468 - val_loss: 0.1653 - val_acc: 0.9345</text:p>
      <text:p text:style-name="Standard">val_kappa: 0.7457</text:p>
      <text:p text:style-name="Standard">Epoch 14/30</text:p>
      <text:p text:style-name="Standard">707/707 [==============================] - 177s 250ms/step - loss: 0.0846 - acc: 0.9499 - val_loss: 0.1703 - val_acc: 0.9341</text:p>
      <text:p text:style-name="Standard"/>
      <text:p text:style-name="Standard">Epoch 00014: ReduceLROnPlateau reducing learning rate to 4.999999873689376e-07.</text:p>
      <text:p text:style-name="Standard">val_kappa: 0.7386</text:p>
      <text:p text:style-name="Standard">Epoch 15/30</text:p>
      <text:p text:style-name="Standard">707/707 [==============================] - 177s 250ms/step - loss: 0.0812 - acc: 0.9506 - val_loss: 0.1680 - val_acc: 0.9345</text:p>
      <text:p text:style-name="Standard">val_kappa: 0.7479</text:p>
      <text:p text:style-name="Standard">Epoch 16/30</text:p>
      <text:p text:style-name="Standard">707/707 [==============================] - 177s 250ms/step - loss: 0.0825 - acc: 0.9492 - val_loss: 0.1689 - val_acc: 0.9343</text:p>
      <text:p text:style-name="Standard">val_kappa: 0.7481</text:p>
      <text:p text:style-name="Standard">Epoch 17/30</text:p>
      <text:p text:style-name="Standard">707/707 [==============================] - 177s 250ms/step - loss: 0.0824 - acc: 0.9492 - val_loss: 0.1685 - val_acc: 0.9344</text:p>
      <text:p text:style-name="Standard"/>
      <text:p text:style-name="Standard">Epoch 00017: ReduceLROnPlateau reducing learning rate to 4.999999987376214e-08.</text:p>
      <text:p text:style-name="Standard">val_kappa: 0.7499</text:p>
      <text:p text:style-name="Standard">Epoch 18/30</text:p>
      <text:p text:style-name="Standard">707/707 [==============================] - 177s 250ms/step - loss: 0.0813 - acc: 0.9504 - val_loss: 0.1689 - val_acc: 0.9352</text:p>
      <text:p text:style-name="Standard">val_kappa: 0.7502</text:p>
      <text:p text:style-name="Standard">Epoch 19/30</text:p>
      <text:p text:style-name="Standard">707/707 [==============================] - 177s 250ms/step - loss: 0.0803 - acc: 0.9508 - val_loss: 0.1691 - val_acc: 0.9347</text:p>
      <text:p text:style-name="Standard">val_kappa: 0.7514</text:p>
      <text:p text:style-name="Standard">Epoch 20/30</text:p>
      <text:p text:style-name="Standard">707/707 [==============================] - 177s 250ms/step - loss: 0.0827 - acc: 0.9498 - val_loss: 0.1685 - val_acc: 0.9346</text:p>
      <text:p text:style-name="Standard"/>
      <text:p text:style-name="Standard">Epoch 00020: ReduceLROnPlateau reducing learning rate to 5.000000058430488e-09.</text:p>
      <text:p text:style-name="Standard">val_kappa: 0.7505</text:p>
      <text:p text:style-name="Standard">Epoch 21/30</text:p>
      <text:p text:style-name="Standard">707/707 [==============================] - 177s 250ms/step - loss: 0.0816 - acc: 0.9507 - val_loss: 0.1685 - val_acc: 0.9345</text:p>
      <text:p text:style-name="Standard">val_kappa: 0.7508</text:p>
      <text:p text:style-name="Standard">Epoch 22/30</text:p>
      <text:p text:style-name="Standard">707/707 [==============================] - 177s 251ms/step - loss: 0.0808 - acc: 0.9507 - val_loss: 0.1684 - val_acc: 0.9344</text:p>
      <text:p text:style-name="Standard">val_kappa: 0.7512</text:p>
      <text:p text:style-name="Standard">Epoch 23/30</text:p>
      <text:p text:style-name="Standard">707/707 [==============================] - 177s 251ms/step - loss: 0.0814 - acc: 0.9506 - val_loss: 0.1687 - val_acc: 0.9339</text:p>
      <text:p text:style-name="Standard"/>
      <text:p text:style-name="Standard">Epoch 00023: ReduceLROnPlateau reducing learning rate to 4.999999969612646e-10.</text:p>
      <text:p text:style-name="Standard">val_kappa: 0.7487</text:p>
      <text:p text:style-name="Standard">Epoch 24/30</text:p>
      <text:p text:style-name="Standard"><text:soft-page-break/>707/707 [==============================] - 177s 250ms/step - loss: 0.0822 - acc: 0.9499 - val_loss: 0.1681 - val_acc: 0.9341</text:p>
      <text:p text:style-name="Standard">val_kappa: 0.7499</text:p>
      <text:p text:style-name="Standard">Epoch 25/30</text:p>
      <text:p text:style-name="Standard">707/707 [==============================] - 177s 250ms/step - loss: 0.0809 - acc: 0.9504 - val_loss: 0.1686 - val_acc: 0.9342</text:p>
      <text:p text:style-name="Standard">val_kappa: 0.7498</text:p>
      <text:p text:style-name="Standard">Epoch 26/30</text:p>
      <text:p text:style-name="Standard">707/707 [==============================] - 177s 250ms/step - loss: 0.0820 - acc: 0.9496 - val_loss: 0.1680 - val_acc: 0.9342</text:p>
      <text:p text:style-name="Standard"/>
      <text:p text:style-name="Standard">Epoch 00026: ReduceLROnPlateau reducing learning rate to 4.999999858590343e-11.</text:p>
      <text:p text:style-name="Standard">val_kappa: 0.7503</text:p>
      <text:p text:style-name="Standard">Epoch 27/30</text:p>
      <text:p text:style-name="Standard">707/707 [==============================] - 177s 250ms/step - loss: 0.0817 - acc: 0.9494 - val_loss: 0.1692 - val_acc: 0.9347</text:p>
      <text:p text:style-name="Standard">val_kappa: 0.7492</text:p>
      <text:p text:style-name="Standard">Epoch 28/30</text:p>
      <text:p text:style-name="Standard">707/707 [==============================] - 177s 250ms/step - loss: 0.0816 - acc: 0.9497 - val_loss: 0.1684 - val_acc: 0.9342</text:p>
      <text:p text:style-name="Standard">val_kappa: 0.7495</text:p>
      <text:p text:style-name="Standard">Epoch 29/30</text:p>
      <text:p text:style-name="Standard">707/707 [==============================] - 177s 251ms/step - loss: 0.0826 - acc: 0.9495 - val_loss: 0.1685 - val_acc: 0.9341</text:p>
      <text:p text:style-name="Standard"/>
      <text:p text:style-name="Standard">Epoch 00029: ReduceLROnPlateau reducing learning rate to 4.999999719812465e-12.</text:p>
      <text:p text:style-name="Standard">val_kappa: 0.7492</text:p>
      <text:p text:style-name="Standard">Epoch 30/30</text:p>
      <text:p text:style-name="Standard">707/707 [==============================] - 177s 250ms/step - loss: 0.0811 - acc: 0.9506 - val_loss: 0.1693 - val_acc: 0.9347</text:p>
      <text:p text:style-name="Standard">val_kappa: 0.7496</text:p>
      <text:p text:style-name="Standard">Traceback (most recent call last):</text:p>
      <text:p text:style-name="Standard"><text:s text:c="2"/>File "train_2.py", line 107, in &lt;module&gt;</text:p>
      <text:p text:style-name="Standard"><text:s text:c="4"/>savePredictions(y_test, file_list, save_name = 'predictions/{}.csv'.format(model_name))</text:p>
      <text:p text:style-name="Standard"><text:s text:c="2"/>File "/home/mike/Dropbox/Study/Innovation-Week-2019/utils.py", line 8, in savePredictions</text:p>
      <text:p text:style-name="Standard"><text:s text:c="4"/>filenames = [os.path.basename(x) for x in filenames]</text:p>
      <text:p text:style-name="Standard"><text:s text:c="2"/>File "/home/mike/Dropbox/Study/Innovation-Week-2019/utils.py", line 8, in &lt;listcomp&gt;</text:p>
      <text:p text:style-name="Standard"><text:s text:c="4"/>filenames = [os.path.basename(x) for x in filenames]</text:p>
      <text:p text:style-name="Standard"><text:s text:c="2"/>File "/home/mike/anaconda3/envs/tfgpu/lib/python3.7/posixpath.py", line 146, in basename</text:p>
      <text:p text:style-name="Standard"><text:s text:c="4"/>p = os.fspath(p)</text:p>
      <text:p text:style-name="Standard">TypeError: expected str, bytes or os.PathLike object, not numpy.ndarr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6:16:39.070795160</meta:creation-date>
    <dc:date>2019-07-24T16:19:58.282945235</dc:date>
    <meta:editing-duration>PT3M19S</meta:editing-duration>
    <meta:editing-cycles>1</meta:editing-cycles>
    <meta:document-statistic meta:table-count="0" meta:image-count="0" meta:object-count="0" meta:page-count="12" meta:paragraph-count="421" meta:word-count="3210" meta:character-count="27643" meta:non-whitespace-character-count="24740"/>
    <meta:generator>LibreOffice/6.0.7.3$Linux_X86_64 LibreOffice_project/00m0$Build-3</meta:generator>
  </office:meta>
</office:document-meta>
</file>